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e56" officeooo:paragraph-rsid="0000fe56"/>
    </style:style>
    <style:style style:name="P2" style:family="paragraph" style:parent-style-name="Standard">
      <style:paragraph-properties fo:line-height="150%"/>
      <style:text-properties officeooo:rsid="0000fe56" officeooo:paragraph-rsid="0000fe56"/>
    </style:style>
    <style:style style:name="P3" style:family="paragraph" style:parent-style-name="Standard">
      <style:paragraph-properties fo:text-align="justify" style:justify-single-word="false"/>
      <style:text-properties officeooo:rsid="0000fe56" officeooo:paragraph-rsid="0000fe56"/>
    </style:style>
    <style:style style:name="P4" style:family="paragraph" style:parent-style-name="Standard">
      <style:paragraph-properties fo:line-height="150%"/>
      <style:text-properties style:font-name="Andale Mono" officeooo:rsid="0000fe56" officeooo:paragraph-rsid="0000fe56"/>
    </style:style>
    <style:style style:name="P5" style:family="paragraph" style:parent-style-name="Standard">
      <style:paragraph-properties fo:line-height="150%"/>
      <style:text-properties style:font-name="Andale Mono" officeooo:rsid="000199e4" officeooo:paragraph-rsid="000199e4"/>
    </style:style>
    <style:style style:name="P6" style:family="paragraph" style:parent-style-name="Standard">
      <style:paragraph-properties fo:line-height="150%"/>
      <style:text-properties style:font-name="Liberation Serif" officeooo:rsid="0000fe56" officeooo:paragraph-rsid="0000fe56"/>
    </style:style>
    <style:style style:name="P7" style:family="paragraph" style:parent-style-name="Standard">
      <style:paragraph-properties fo:line-height="150%"/>
      <style:text-properties style:font-name="Liberation Serif" officeooo:rsid="0000fe56" officeooo:paragraph-rsid="000199e4"/>
    </style:style>
    <style:style style:name="P8" style:family="paragraph" style:parent-style-name="Standard">
      <style:paragraph-properties fo:line-height="150%"/>
      <style:text-properties style:font-name="Liberation Serif" officeooo:rsid="0000fe56" officeooo:paragraph-rsid="00033e7f"/>
    </style:style>
    <style:style style:name="P9" style:family="paragraph" style:parent-style-name="Standard">
      <style:paragraph-properties fo:line-height="150%"/>
      <style:text-properties style:font-name="Liberation Serif" officeooo:rsid="0000fe56" officeooo:paragraph-rsid="00036620"/>
    </style:style>
    <style:style style:name="P10" style:family="paragraph" style:parent-style-name="Standard">
      <style:paragraph-properties fo:line-height="150%"/>
      <style:text-properties style:font-name="Liberation Serif" officeooo:rsid="0000fe56" officeooo:paragraph-rsid="0005095a"/>
    </style:style>
    <style:style style:name="P11" style:family="paragraph" style:parent-style-name="Standard">
      <style:paragraph-properties fo:line-height="150%"/>
      <style:text-properties style:font-name="Liberation Serif" officeooo:rsid="000199e4" officeooo:paragraph-rsid="000199e4"/>
    </style:style>
    <style:style style:name="P12" style:family="paragraph" style:parent-style-name="Standard">
      <style:paragraph-properties fo:line-height="150%"/>
      <style:text-properties style:font-name="Liberation Serif" officeooo:rsid="0005095a" officeooo:paragraph-rsid="0005095a"/>
    </style:style>
    <style:style style:name="P13" style:family="paragraph" style:parent-style-name="Standard">
      <style:paragraph-properties fo:line-height="150%"/>
      <style:text-properties officeooo:paragraph-rsid="000199e4"/>
    </style:style>
    <style:style style:name="P14" style:family="paragraph" style:parent-style-name="Standard">
      <style:paragraph-properties fo:line-height="150%"/>
      <style:text-properties officeooo:paragraph-rsid="00036620"/>
    </style:style>
    <style:style style:name="P15" style:family="paragraph" style:parent-style-name="Standard">
      <style:paragraph-properties fo:line-height="150%"/>
      <style:text-properties officeooo:paragraph-rsid="0005095a"/>
    </style:style>
    <style:style style:name="P16" style:family="paragraph" style:parent-style-name="Standard">
      <style:paragraph-properties fo:line-height="150%"/>
      <style:text-properties officeooo:paragraph-rsid="000a0454"/>
    </style:style>
    <style:style style:name="P17" style:family="paragraph" style:parent-style-name="Standard">
      <style:paragraph-properties fo:line-height="150%"/>
      <style:text-properties officeooo:paragraph-rsid="000b8e31"/>
    </style:style>
    <style:style style:name="P18" style:family="paragraph" style:parent-style-name="Standard">
      <style:paragraph-properties fo:line-height="150%"/>
      <style:text-properties officeooo:paragraph-rsid="000d2c66"/>
    </style:style>
    <style:style style:name="P19" style:family="paragraph" style:parent-style-name="Standard">
      <style:text-properties fo:font-size="16pt" fo:font-weight="bold" officeooo:rsid="0000fe56" officeooo:paragraph-rsid="0000fe56" style:font-size-asian="16pt" style:font-weight-asian="bold" style:font-size-complex="16pt" style:font-weight-complex="bold"/>
    </style:style>
    <style:style style:name="P20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199e4" officeooo:paragraph-rsid="000199e4"/>
    </style:style>
    <style:style style:name="P21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33e7f" officeooo:paragraph-rsid="00033e7f"/>
    </style:style>
    <style:style style:name="P22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36620" officeooo:paragraph-rsid="00036620"/>
    </style:style>
    <style:style style:name="P23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a0454" officeooo:paragraph-rsid="000a0454"/>
    </style:style>
    <style:style style:name="P24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d2c66" officeooo:paragraph-rsid="000d2c66"/>
    </style:style>
    <style:style style:name="P25" style:family="paragraph" style:parent-style-name="Standard">
      <style:paragraph-properties fo:margin-top="0in" fo:margin-bottom="0.1201in" loext:contextual-spacing="false" fo:line-height="100%"/>
      <style:text-properties style:font-name="Liberation Serif" officeooo:rsid="0005095a" officeooo:paragraph-rsid="000a0454"/>
    </style:style>
    <style:style style:name="P26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officeooo:rsid="0005095a" officeooo:paragraph-rsid="0005095a"/>
    </style:style>
    <style:style style:name="P27" style:family="paragraph" style:parent-style-name="Standard" style:list-style-name="L1">
      <style:paragraph-properties fo:line-height="150%"/>
      <style:text-properties style:font-name="Andale Mono" officeooo:rsid="0000fe56" officeooo:paragraph-rsid="0000fe56"/>
    </style:style>
    <style:style style:name="P28" style:family="paragraph" style:parent-style-name="Standard" style:list-style-name="L5">
      <style:paragraph-properties fo:line-height="150%"/>
      <style:text-properties style:font-name="Andale Mono" officeooo:rsid="00033e7f" officeooo:paragraph-rsid="00033e7f"/>
    </style:style>
    <style:style style:name="P29" style:family="paragraph" style:parent-style-name="Standard" style:list-style-name="L6">
      <style:paragraph-properties fo:line-height="150%"/>
      <style:text-properties style:font-name="Andale Mono" officeooo:rsid="00036620" officeooo:paragraph-rsid="00036620" fo:background-color="#eeeeee"/>
    </style:style>
    <style:style style:name="P30" style:family="paragraph" style:parent-style-name="Standard" style:list-style-name="L11">
      <style:paragraph-properties fo:line-height="150%"/>
      <style:text-properties style:font-name="Andale Mono" officeooo:rsid="000d2c66" officeooo:paragraph-rsid="000d2c66" fo:background-color="#eeeeee"/>
    </style:style>
    <style:style style:name="P31" style:family="paragraph" style:parent-style-name="Standard" style:list-style-name="L2">
      <style:paragraph-properties fo:line-height="150%"/>
      <style:text-properties style:font-name="Liberation Serif" officeooo:rsid="000199e4" officeooo:paragraph-rsid="000199e4"/>
    </style:style>
    <style:style style:name="P32" style:family="paragraph" style:parent-style-name="Standard" style:list-style-name="L3">
      <style:paragraph-properties fo:line-height="150%"/>
      <style:text-properties style:font-name="Liberation Serif" officeooo:rsid="000199e4" officeooo:paragraph-rsid="000199e4"/>
    </style:style>
    <style:style style:name="P33" style:family="paragraph" style:parent-style-name="Standard" style:list-style-name="L5">
      <style:paragraph-properties fo:line-height="150%"/>
      <style:text-properties style:font-name="Liberation Serif" officeooo:rsid="00033e7f" officeooo:paragraph-rsid="00033e7f"/>
    </style:style>
    <style:style style:name="P34" style:family="paragraph" style:parent-style-name="Standard">
      <style:paragraph-properties fo:line-height="150%"/>
      <style:text-properties style:font-name="Liberation Serif" officeooo:rsid="00036620" officeooo:paragraph-rsid="000d2c66"/>
    </style:style>
    <style:style style:name="P35" style:family="paragraph" style:parent-style-name="Standard">
      <style:paragraph-properties fo:line-height="150%"/>
      <style:text-properties officeooo:paragraph-rsid="000dc984"/>
    </style:style>
    <style:style style:name="P36" style:family="paragraph" style:parent-style-name="Standard">
      <style:paragraph-properties fo:line-height="150%"/>
      <style:text-properties officeooo:paragraph-rsid="0013774f"/>
    </style:style>
    <style:style style:name="P37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199e4" officeooo:paragraph-rsid="000199e4"/>
    </style:style>
    <style:style style:name="P38" style:family="paragraph" style:parent-style-name="Standard" style:list-style-name="L6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36620" officeooo:paragraph-rsid="00036620" fo:background-color="#eeeeee"/>
    </style:style>
    <style:style style:name="P39" style:family="paragraph" style:parent-style-name="Standard" style:list-style-name="L11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d2c66" officeooo:paragraph-rsid="000d2c66" fo:background-color="#eeeeee"/>
    </style:style>
    <style:style style:name="P40" style:family="paragraph" style:parent-style-name="Standard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d2c66" officeooo:paragraph-rsid="000d2c66" fo:background-color="#eeeeee"/>
    </style:style>
    <style:style style:name="P41" style:family="paragraph" style:parent-style-name="Standard" style:list-style-name="L14">
      <style:paragraph-properties fo:margin-top="0in" fo:margin-bottom="0.1201in" loext:contextual-spacing="false" fo:line-height="100%"/>
      <style:text-properties style:font-name="Andale Mono" officeooo:rsid="000dc984" officeooo:paragraph-rsid="000dc984" fo:background-color="#eeeeee"/>
    </style:style>
    <style:style style:name="P42" style:family="paragraph" style:parent-style-name="Standard" style:list-style-name="L14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dc984" officeooo:paragraph-rsid="000dc984" fo:background-color="#eeeeee"/>
    </style:style>
    <style:style style:name="P43" style:family="paragraph" style:parent-style-name="Standard" style:list-style-name="L15">
      <style:paragraph-properties fo:margin-top="0in" fo:margin-bottom="0.1201in" loext:contextual-spacing="false" fo:line-height="100%"/>
      <style:text-properties style:font-name="Andale Mono" officeooo:rsid="000f7752" officeooo:paragraph-rsid="000f7752" fo:background-color="#eeeeee"/>
    </style:style>
    <style:style style:name="P44" style:family="paragraph" style:parent-style-name="Standard" style:list-style-name="L15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f7752" officeooo:paragraph-rsid="000f7752" fo:background-color="#eeeeee"/>
    </style:style>
    <style:style style:name="P45" style:family="paragraph" style:parent-style-name="Standard">
      <style:paragraph-properties fo:margin-top="0in" fo:margin-bottom="0.1201in" loext:contextual-spacing="false" fo:line-height="100%"/>
      <style:text-properties style:font-name="Andale Mono" officeooo:rsid="00111b55" officeooo:paragraph-rsid="00111b55" fo:background-color="#eeeeee"/>
    </style:style>
    <style:style style:name="P46" style:family="paragraph" style:parent-style-name="Standard" style:list-style-name="L16">
      <style:paragraph-properties fo:margin-top="0in" fo:margin-bottom="0.1201in" loext:contextual-spacing="false" fo:line-height="100%"/>
      <style:text-properties style:font-name="Andale Mono" officeooo:rsid="00111b55" officeooo:paragraph-rsid="00111b55" fo:background-color="#eeeeee"/>
    </style:style>
    <style:style style:name="P47" style:family="paragraph" style:parent-style-name="Standard" style:list-style-name="L16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111b55" officeooo:paragraph-rsid="00111b55" fo:background-color="#eeeeee"/>
    </style:style>
    <style:style style:name="P48" style:family="paragraph" style:parent-style-name="Standard" style:list-style-name="L17">
      <style:paragraph-properties fo:margin-top="0in" fo:margin-bottom="0.1201in" loext:contextual-spacing="false" fo:line-height="100%"/>
      <style:text-properties style:font-name="Andale Mono" officeooo:rsid="00113fff" officeooo:paragraph-rsid="00113fff" fo:background-color="#eeeeee"/>
    </style:style>
    <style:style style:name="P49" style:family="paragraph" style:parent-style-name="Standard" style:list-style-name="L17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113fff" officeooo:paragraph-rsid="00113fff" fo:background-color="#eeeeee"/>
    </style:style>
    <style:style style:name="P50" style:family="paragraph" style:parent-style-name="Standard" style:list-style-name="L9">
      <style:paragraph-properties fo:margin-top="0in" fo:margin-bottom="0.1201in" loext:contextual-spacing="false" fo:line-height="100%"/>
      <style:text-properties style:font-name="Andale Mono" officeooo:rsid="000a0454" officeooo:paragraph-rsid="000a0454"/>
    </style:style>
    <style:style style:name="P51" style:family="paragraph" style:parent-style-name="Standard" style:list-style-name="L9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a0454" officeooo:paragraph-rsid="000a0454"/>
    </style:style>
    <style:style style:name="P52" style:family="paragraph" style:parent-style-name="Standard" style:list-style-name="L9">
      <style:paragraph-properties fo:margin-top="0in" fo:margin-bottom="0.1201in" loext:contextual-spacing="false" fo:line-height="100%"/>
      <style:text-properties style:font-name="Andale Mono" officeooo:rsid="000b8e31" officeooo:paragraph-rsid="000b8e31"/>
    </style:style>
    <style:style style:name="P53" style:family="paragraph" style:parent-style-name="Standard" style:list-style-name="L12">
      <style:paragraph-properties fo:margin-top="0in" fo:margin-bottom="0.1201in" loext:contextual-spacing="false" fo:line-height="100%"/>
      <style:text-properties style:font-name="Andale Mono" officeooo:rsid="000d2c66" officeooo:paragraph-rsid="000d2c66"/>
    </style:style>
    <style:style style:name="P54" style:family="paragraph" style:parent-style-name="Standard" style:list-style-name="L12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d2c66" officeooo:paragraph-rsid="000d2c66"/>
    </style:style>
    <style:style style:name="P55" style:family="paragraph" style:parent-style-name="Standard">
      <style:paragraph-properties fo:margin-top="0in" fo:margin-bottom="0.1201in" loext:contextual-spacing="false" fo:line-height="100%"/>
      <style:text-properties style:font-name="Andale Mono" officeooo:rsid="000d2c66" officeooo:paragraph-rsid="000d2c66"/>
    </style:style>
    <style:style style:name="P56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d2c66" officeooo:paragraph-rsid="00113fff"/>
    </style:style>
    <style:style style:name="P57" style:family="paragraph" style:parent-style-name="Standard" style:list-style-name="L19">
      <style:paragraph-properties fo:margin-top="0in" fo:margin-bottom="0.1201in" loext:contextual-spacing="false" fo:line-height="100%"/>
      <style:text-properties style:font-name="Andale Mono" officeooo:rsid="000d2c66" officeooo:paragraph-rsid="00113fff"/>
    </style:style>
    <style:style style:name="P58" style:family="paragraph" style:parent-style-name="Standard" style:list-style-name="L19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d2c66" officeooo:paragraph-rsid="00113fff"/>
    </style:style>
    <style:style style:name="P59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d2c66" officeooo:paragraph-rsid="0013774f"/>
    </style:style>
    <style:style style:name="P60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0dc984" officeooo:paragraph-rsid="000dc984"/>
    </style:style>
    <style:style style:name="P61" style:family="paragraph" style:parent-style-name="Standard" style:list-style-name="L13">
      <style:paragraph-properties fo:margin-top="0in" fo:margin-bottom="0.1201in" loext:contextual-spacing="false" fo:line-height="100%"/>
      <style:text-properties style:font-name="Andale Mono" officeooo:rsid="000dc984" officeooo:paragraph-rsid="000dc984"/>
    </style:style>
    <style:style style:name="P62" style:family="paragraph" style:parent-style-name="Standard" style:list-style-name="L13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0dc984" officeooo:paragraph-rsid="000dc984"/>
    </style:style>
    <style:style style:name="P63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style:font-name="Andale Mono" officeooo:rsid="0013774f" officeooo:paragraph-rsid="0013774f"/>
    </style:style>
    <style:style style:name="P64" style:family="paragraph" style:parent-style-name="Standard" style:list-style-name="L20">
      <style:paragraph-properties fo:margin-top="0in" fo:margin-bottom="0.1201in" loext:contextual-spacing="false" fo:line-height="100%"/>
      <style:text-properties style:font-name="Andale Mono" officeooo:rsid="0013774f" officeooo:paragraph-rsid="0013774f"/>
    </style:style>
    <style:style style:name="P65" style:family="paragraph" style:parent-style-name="Standard" style:list-style-name="L20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style:font-name="Andale Mono" officeooo:rsid="0013774f" officeooo:paragraph-rsid="0013774f"/>
    </style:style>
    <style:style style:name="P66" style:family="paragraph" style:parent-style-name="Standard" style:list-style-name="L7">
      <style:paragraph-properties fo:margin-top="0in" fo:margin-bottom="0.1201in" loext:contextual-spacing="false" fo:line-height="100%"/>
      <style:text-properties style:font-name="Liberation Serif" officeooo:rsid="0005095a" officeooo:paragraph-rsid="0005095a"/>
    </style:style>
    <style:style style:name="P67" style:family="paragraph" style:parent-style-name="Standard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officeooo:paragraph-rsid="000dc984"/>
    </style:style>
    <style:style style:name="P68" style:family="paragraph" style:parent-style-name="Standard">
      <style:paragraph-properties fo:margin-top="0in" fo:margin-bottom="0.1201in" loext:contextual-spacing="false" fo:line-height="100%"/>
      <style:text-properties officeooo:paragraph-rsid="000f7752"/>
    </style:style>
    <style:style style:name="P69" style:family="paragraph" style:parent-style-name="Standard" style:list-style-name="L14">
      <style:paragraph-properties fo:margin-top="0in" fo:margin-bottom="0.1201in" loext:contextual-spacing="false" fo:line-height="100%"/>
      <style:text-properties officeooo:paragraph-rsid="000f7752"/>
    </style:style>
    <style:style style:name="P70" style:family="paragraph" style:parent-style-name="Standard" style:list-style-name="L15">
      <style:paragraph-properties fo:margin-top="0in" fo:margin-bottom="0.1201in" loext:contextual-spacing="false" fo:line-height="100%"/>
      <style:text-properties officeooo:paragraph-rsid="00111b55"/>
    </style:style>
    <style:style style:name="P71" style:family="paragraph" style:parent-style-name="Standard">
      <style:paragraph-properties fo:margin-top="0in" fo:margin-bottom="0.1201in" loext:contextual-spacing="false" fo:line-height="100%"/>
      <style:text-properties officeooo:paragraph-rsid="00111b55"/>
    </style:style>
    <style:style style:name="P72" style:family="paragraph" style:parent-style-name="Standard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officeooo:paragraph-rsid="00111b55"/>
    </style:style>
    <style:style style:name="P73" style:family="paragraph" style:parent-style-name="Standard">
      <loext:graphic-properties draw:fill="solid" draw:fill-color="#eeeeee"/>
      <style:paragraph-properties fo:margin-top="0in" fo:margin-bottom="0.1201in" loext:contextual-spacing="false" fo:line-height="100%" fo:background-color="#eeeeee"/>
      <style:text-properties officeooo:paragraph-rsid="00111b55"/>
    </style:style>
    <style:style style:name="P74" style:family="paragraph" style:parent-style-name="Standard">
      <style:paragraph-properties fo:margin-top="0in" fo:margin-bottom="0.1201in" loext:contextual-spacing="false" fo:line-height="100%"/>
      <style:text-properties officeooo:paragraph-rsid="00113fff"/>
    </style:style>
    <style:style style:name="P75" style:family="paragraph" style:parent-style-name="Standard" style:list-style-name="L19">
      <style:paragraph-properties fo:margin-top="0in" fo:margin-bottom="0.1201in" loext:contextual-spacing="false" fo:line-height="100%"/>
      <style:text-properties officeooo:paragraph-rsid="00113fff"/>
    </style:style>
    <style:style style:name="P76" style:family="paragraph" style:parent-style-name="Standard" style:list-style-name="L20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officeooo:paragraph-rsid="0013774f"/>
    </style:style>
    <style:style style:name="P77" style:family="paragraph" style:parent-style-name="Standard" style:list-style-name="L14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officeooo:paragraph-rsid="000dc984" fo:background-color="#eeeeee"/>
    </style:style>
    <style:style style:name="P78" style:family="paragraph" style:parent-style-name="Standard" style:list-style-name="L15">
      <loext:graphic-properties draw:fill="none" draw:fill-color="#eeeeee"/>
      <style:paragraph-properties fo:margin-top="0in" fo:margin-bottom="0.1201in" loext:contextual-spacing="false" fo:line-height="100%" fo:background-color="transparent"/>
      <style:text-properties officeooo:rsid="000f7752" officeooo:paragraph-rsid="000f7752" fo:background-color="#eeeeee"/>
    </style:style>
    <style:style style:name="P79" style:family="paragraph" style:parent-style-name="Standard" style:list-style-name="L10">
      <loext:graphic-properties draw:fill="solid" draw:fill-color="#eeeeee"/>
      <style:paragraph-properties fo:margin-top="0in" fo:margin-bottom="0in" loext:contextual-spacing="false" fo:line-height="100%" fo:background-color="#eeeeee"/>
      <style:text-properties officeooo:paragraph-rsid="000b8e31"/>
    </style:style>
    <style:style style:name="P80" style:family="paragraph" style:parent-style-name="Standard" style:list-style-name="L18">
      <loext:graphic-properties draw:fill="solid" draw:fill-color="#eeeeee"/>
      <style:paragraph-properties fo:margin-top="0in" fo:margin-bottom="0in" loext:contextual-spacing="false" fo:line-height="100%" fo:background-color="#eeeeee"/>
      <style:text-properties officeooo:paragraph-rsid="0012f938"/>
    </style:style>
    <style:style style:name="P81" style:family="paragraph" style:parent-style-name="Standard" style:list-style-name="L4">
      <loext:graphic-properties draw:fill="solid" draw:fill-color="#eeeeee"/>
      <style:paragraph-properties fo:margin-top="0in" fo:margin-bottom="0in" loext:contextual-spacing="false" fo:line-height="100%" fo:background-color="#eeeeee"/>
      <style:text-properties style:font-name="Andale Mono" officeooo:rsid="000199e4" officeooo:paragraph-rsid="000199e4"/>
    </style:style>
    <style:style style:name="P82" style:family="paragraph" style:parent-style-name="Standard" style:list-style-name="L4">
      <loext:graphic-properties draw:fill="none" draw:fill-color="#eeeeee"/>
      <style:paragraph-properties fo:margin-top="0in" fo:margin-bottom="0in" loext:contextual-spacing="false" fo:line-height="100%" fo:background-color="transparent"/>
      <style:text-properties style:font-name="Andale Mono" officeooo:rsid="000199e4" officeooo:paragraph-rsid="000199e4"/>
    </style:style>
    <style:style style:name="P83" style:family="paragraph" style:parent-style-name="Standard" style:list-style-name="L8">
      <loext:graphic-properties draw:fill="none" draw:fill-color="#eeeeee"/>
      <style:paragraph-properties fo:margin-top="0in" fo:margin-bottom="0in" loext:contextual-spacing="false" fo:line-height="100%" fo:background-color="transparent"/>
      <style:text-properties style:font-name="Andale Mono" officeooo:rsid="000199e4" officeooo:paragraph-rsid="0006e76c"/>
    </style:style>
    <style:style style:name="P84" style:family="paragraph" style:parent-style-name="Standard" style:list-style-name="L10">
      <loext:graphic-properties draw:fill="none" draw:fill-color="#eeeeee"/>
      <style:paragraph-properties fo:margin-top="0in" fo:margin-bottom="0in" loext:contextual-spacing="false" fo:line-height="100%" fo:background-color="transparent"/>
      <style:text-properties style:font-name="Andale Mono" officeooo:rsid="000199e4" officeooo:paragraph-rsid="000b8e31"/>
    </style:style>
    <style:style style:name="P85" style:family="paragraph" style:parent-style-name="Standard" style:list-style-name="L18">
      <loext:graphic-properties draw:fill="none" draw:fill-color="#eeeeee"/>
      <style:paragraph-properties fo:margin-top="0in" fo:margin-bottom="0in" loext:contextual-spacing="false" fo:line-height="100%" fo:background-color="transparent"/>
      <style:text-properties style:font-name="Andale Mono" officeooo:rsid="000199e4" officeooo:paragraph-rsid="00113fff"/>
    </style:style>
    <style:style style:name="P86" style:family="paragraph" style:parent-style-name="Standard" style:list-style-name="L4">
      <loext:graphic-properties draw:fill="solid" draw:fill-color="#eeeeee"/>
      <style:paragraph-properties fo:margin-top="0in" fo:margin-bottom="0in" loext:contextual-spacing="false" fo:line-height="100%" fo:background-color="#eeeeee"/>
      <style:text-properties style:font-name="Andale Mono" officeooo:rsid="00033e7f" officeooo:paragraph-rsid="00033e7f"/>
    </style:style>
    <style:style style:name="P87" style:family="paragraph" style:parent-style-name="Standard" style:list-style-name="L4">
      <loext:graphic-properties draw:fill="none" draw:fill-color="#eeeeee"/>
      <style:paragraph-properties fo:margin-top="0in" fo:margin-bottom="0in" loext:contextual-spacing="false" fo:line-height="100%" fo:background-color="transparent"/>
      <style:text-properties style:font-name="Andale Mono" officeooo:rsid="00033e7f" officeooo:paragraph-rsid="00033e7f"/>
    </style:style>
    <style:style style:name="P88" style:family="paragraph" style:parent-style-name="Standard" style:list-style-name="L8">
      <loext:graphic-properties draw:fill="solid" draw:fill-color="#eeeeee"/>
      <style:paragraph-properties fo:margin-top="0in" fo:margin-bottom="0in" loext:contextual-spacing="false" fo:line-height="100%" fo:background-color="#eeeeee"/>
      <style:text-properties style:font-name="Andale Mono" officeooo:rsid="00033e7f" officeooo:paragraph-rsid="0006e76c"/>
    </style:style>
    <style:style style:name="P89" style:family="paragraph" style:parent-style-name="Standard" style:list-style-name="L8">
      <loext:graphic-properties draw:fill="none" draw:fill-color="#eeeeee"/>
      <style:paragraph-properties fo:margin-top="0in" fo:margin-bottom="0in" loext:contextual-spacing="false" fo:line-height="100%" fo:background-color="transparent"/>
      <style:text-properties style:font-name="Andale Mono" officeooo:rsid="00033e7f" officeooo:paragraph-rsid="0005095a"/>
    </style:style>
    <style:style style:name="P90" style:family="paragraph" style:parent-style-name="Standard" style:list-style-name="L10">
      <loext:graphic-properties draw:fill="none" draw:fill-color="#eeeeee"/>
      <style:paragraph-properties fo:margin-top="0in" fo:margin-bottom="0in" loext:contextual-spacing="false" fo:line-height="100%" fo:background-color="transparent"/>
      <style:text-properties style:font-name="Andale Mono" officeooo:rsid="00033e7f" officeooo:paragraph-rsid="000b8e31"/>
    </style:style>
    <style:style style:name="P91" style:family="paragraph" style:parent-style-name="Standard" style:list-style-name="L18">
      <loext:graphic-properties draw:fill="none" draw:fill-color="#eeeeee"/>
      <style:paragraph-properties fo:margin-top="0in" fo:margin-bottom="0in" loext:contextual-spacing="false" fo:line-height="100%" fo:background-color="transparent"/>
      <style:text-properties style:font-name="Andale Mono" officeooo:rsid="00033e7f" officeooo:paragraph-rsid="00113fff"/>
    </style:style>
    <style:style style:name="P92" style:family="paragraph" style:parent-style-name="Standard" style:list-style-name="L8">
      <loext:graphic-properties draw:fill="solid" draw:fill-color="#eeeeee"/>
      <style:paragraph-properties fo:margin-top="0in" fo:margin-bottom="0in" loext:contextual-spacing="false" fo:line-height="100%" fo:background-color="#eeeeee"/>
      <style:text-properties style:font-name="Andale Mono" officeooo:rsid="0005095a" officeooo:paragraph-rsid="0006e76c"/>
    </style:style>
    <style:style style:name="P93" style:family="paragraph" style:parent-style-name="Standard" style:list-style-name="L8">
      <loext:graphic-properties draw:fill="solid" draw:fill-color="#eeeeee"/>
      <style:paragraph-properties fo:margin-top="0in" fo:margin-bottom="0in" loext:contextual-spacing="false" fo:line-height="100%" fo:background-color="#eeeeee"/>
      <style:text-properties style:font-name="Andale Mono" officeooo:rsid="0006e76c" officeooo:paragraph-rsid="0006e76c"/>
    </style:style>
    <style:style style:name="P94" style:family="paragraph" style:parent-style-name="Standard" style:list-style-name="L10">
      <loext:graphic-properties draw:fill="solid" draw:fill-color="#eeeeee"/>
      <style:paragraph-properties fo:margin-top="0in" fo:margin-bottom="0in" loext:contextual-spacing="false" fo:line-height="100%" fo:background-color="#eeeeee"/>
      <style:text-properties style:font-name="Andale Mono" officeooo:rsid="000b8e31" officeooo:paragraph-rsid="000b8e31"/>
    </style:style>
    <style:style style:name="P95" style:family="paragraph" style:parent-style-name="Standard" style:list-style-name="L18">
      <loext:graphic-properties draw:fill="solid" draw:fill-color="#eeeeee"/>
      <style:paragraph-properties fo:margin-top="0in" fo:margin-bottom="0in" loext:contextual-spacing="false" fo:line-height="100%" fo:background-color="#eeeeee"/>
      <style:text-properties style:font-name="Andale Mono" officeooo:rsid="00113fff" officeooo:paragraph-rsid="00113fff"/>
    </style:style>
    <style:style style:name="P96" style:family="paragraph" style:parent-style-name="Standard" style:list-style-name="L18">
      <loext:graphic-properties draw:fill="solid" draw:fill-color="#eeeeee"/>
      <style:paragraph-properties fo:margin-top="0in" fo:margin-bottom="0in" loext:contextual-spacing="false" fo:line-height="100%" fo:background-color="#eeeeee"/>
      <style:text-properties style:font-name="Andale Mono" officeooo:rsid="00113fff" officeooo:paragraph-rsid="0012f938"/>
    </style:style>
    <style:style style:name="P97" style:family="paragraph" style:parent-style-name="Standard" style:list-style-name="L8">
      <loext:graphic-properties draw:fill="solid" draw:fill-color="#eeeeee"/>
      <style:paragraph-properties fo:margin-top="0in" fo:margin-bottom="0in" loext:contextual-spacing="false" fo:line-height="100%" fo:background-color="#eeeeee"/>
      <style:text-properties officeooo:rsid="00033e7f" officeooo:paragraph-rsid="0006e76c"/>
    </style:style>
    <style:style style:name="P98" style:family="paragraph" style:parent-style-name="Standard">
      <style:paragraph-properties fo:line-height="150%" fo:break-before="page"/>
      <style:text-properties officeooo:paragraph-rsid="000dc984"/>
    </style:style>
    <style:style style:name="P99" style:family="paragraph" style:parent-style-name="Standard">
      <style:paragraph-properties fo:line-height="150%" fo:break-before="page"/>
      <style:text-properties officeooo:paragraph-rsid="00113fff"/>
    </style:style>
    <style:style style:name="T1" style:family="text">
      <style:text-properties officeooo:rsid="000199e4"/>
    </style:style>
    <style:style style:name="T2" style:family="text">
      <style:text-properties style:font-name="Andale Mono"/>
    </style:style>
    <style:style style:name="T3" style:family="text">
      <style:text-properties style:font-name="Andale Mono" officeooo:rsid="000199e4"/>
    </style:style>
    <style:style style:name="T4" style:family="text">
      <style:text-properties style:font-name="Andale Mono" officeooo:rsid="0005095a" fo:background-color="#eeeeee" loext:char-shading-value="0"/>
    </style:style>
    <style:style style:name="T5" style:family="text">
      <style:text-properties style:font-name="Andale Mono" officeooo:rsid="000dc984" fo:background-color="#eeeeee" loext:char-shading-value="0"/>
    </style:style>
    <style:style style:name="T6" style:family="text">
      <style:text-properties style:font-name="Andale Mono" officeooo:rsid="000f7752" fo:background-color="#eeeeee" loext:char-shading-value="0"/>
    </style:style>
    <style:style style:name="T7" style:family="text">
      <style:text-properties style:font-name="Andale Mono" officeooo:rsid="00113fff" fo:background-color="#eeeeee" loext:char-shading-value="0"/>
    </style:style>
    <style:style style:name="T8" style:family="text">
      <style:text-properties style:font-name="Andale Mono" officeooo:rsid="0006e76c"/>
    </style:style>
    <style:style style:name="T9" style:family="text">
      <style:text-properties style:font-name="Andale Mono" officeooo:rsid="000b8e31"/>
    </style:style>
    <style:style style:name="T10" style:family="text">
      <style:text-properties style:font-name="Andale Mono" officeooo:rsid="000dc984"/>
    </style:style>
    <style:style style:name="T11" style:family="text">
      <style:text-properties style:font-name="Andale Mono" officeooo:rsid="00111b55"/>
    </style:style>
    <style:style style:name="T12" style:family="text">
      <style:text-properties style:font-name="Andale Mono" officeooo:rsid="00113fff"/>
    </style:style>
    <style:style style:name="T13" style:family="text">
      <style:text-properties style:font-name="Andale Mono" officeooo:rsid="000d2c66" fo:background-color="transparent" loext:char-shading-value="0"/>
    </style:style>
    <style:style style:name="T14" style:family="text">
      <style:text-properties style:font-name="Andale Mono" officeooo:rsid="00113fff" fo:background-color="transparent" loext:char-shading-value="0"/>
    </style:style>
    <style:style style:name="T15" style:family="text">
      <style:text-properties style:font-name="Andale Mono" officeooo:rsid="0012f938" fo:background-color="transparent" loext:char-shading-value="0"/>
    </style:style>
    <style:style style:name="T16" style:family="text">
      <style:text-properties style:font-name="Andale Mono" officeooo:rsid="0013774f" fo:background-color="transparent" loext:char-shading-value="0"/>
    </style:style>
    <style:style style:name="T17" style:family="text">
      <style:text-properties style:font-name="Liberation Serif" officeooo:rsid="000199e4"/>
    </style:style>
    <style:style style:name="T18" style:family="text">
      <style:text-properties style:font-name="Liberation Serif" officeooo:rsid="0000fe56"/>
    </style:style>
    <style:style style:name="T19" style:family="text">
      <style:text-properties style:font-name="Liberation Serif" officeooo:rsid="00036620"/>
    </style:style>
    <style:style style:name="T20" style:family="text">
      <style:text-properties style:font-name="Liberation Serif" officeooo:rsid="0005095a"/>
    </style:style>
    <style:style style:name="T21" style:family="text">
      <style:text-properties style:font-name="Liberation Serif" officeooo:rsid="000a0454"/>
    </style:style>
    <style:style style:name="T22" style:family="text">
      <style:text-properties style:font-name="Liberation Serif" officeooo:rsid="000b8e31"/>
    </style:style>
    <style:style style:name="T23" style:family="text">
      <style:text-properties style:font-name="Liberation Serif" officeooo:rsid="000d2c66"/>
    </style:style>
    <style:style style:name="T24" style:family="text">
      <style:text-properties style:font-name="Liberation Serif" officeooo:rsid="000dc984"/>
    </style:style>
    <style:style style:name="T25" style:family="text">
      <style:text-properties style:font-name="Liberation Serif" officeooo:rsid="000f7752"/>
    </style:style>
    <style:style style:name="T26" style:family="text">
      <style:text-properties style:font-name="Liberation Serif" officeooo:rsid="00111b55"/>
    </style:style>
    <style:style style:name="T27" style:family="text">
      <style:text-properties style:font-name="Liberation Serif" officeooo:rsid="00113fff"/>
    </style:style>
    <style:style style:name="T28" style:family="text">
      <style:text-properties style:font-name="Liberation Serif" officeooo:rsid="0012f938"/>
    </style:style>
    <style:style style:name="T29" style:family="text">
      <style:text-properties style:font-name="Liberation Serif" officeooo:rsid="0013774f"/>
    </style:style>
    <style:style style:name="T30" style:family="text">
      <style:text-properties officeooo:rsid="00033e7f"/>
    </style:style>
    <style:style style:name="T31" style:family="text">
      <style:text-properties fo:background-color="#eeeeee" loext:char-shading-value="0"/>
    </style:style>
    <style:style style:name="T32" style:family="text">
      <style:text-properties officeooo:rsid="000a0454"/>
    </style:style>
    <style:style style:name="T33" style:family="text">
      <style:text-properties officeooo:rsid="000dc984"/>
    </style:style>
    <style:style style:name="T34" style:family="text">
      <style:text-properties officeooo:rsid="00113fff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ython for everyone – Multiple choice examples</text:p>
      <text:p text:style-name="P1"/>
      <text:p text:style-name="P3">The final exam has t<text:span text:style-name="T33">w</text:span>o parts: multiple choice questions and coding problems. This document provides examples for the first part.</text:p>
      <text:p text:style-name="P1"/>
      <text:p text:style-name="P1"/>
      <text:p text:style-name="P2">1. Which line of code throws a SyntaxError?</text:p>
      <text:list xml:id="list3067075805" text:style-name="L1">
        <text:list-item>
          <text:p text:style-name="P27">print(“Hello!”)</text:p>
        </text:list-item>
        <text:list-item>
          <text:p text:style-name="P27">print(“Hello!’)</text:p>
        </text:list-item>
        <text:list-item>
          <text:p text:style-name="P27">print(‘Hello!’)</text:p>
        </text:list-item>
        <text:list-item>
          <text:p text:style-name="P27">print(‘What’s up?’)</text:p>
        </text:list-item>
      </text:list>
      <text:p text:style-name="P4"/>
      <text:p text:style-name="P6">2. What does the following code print out?</text:p>
      <text:p text:style-name="P20">s = “apple cider”<text:line-break/>print(s[:3])</text:p>
      <text:list xml:id="list2168550816" text:style-name="L2">
        <text:list-item>
          <text:p text:style-name="P31">apple</text:p>
        </text:list-item>
        <text:list-item>
          <text:p text:style-name="P31">ap</text:p>
        </text:list-item>
        <text:list-item>
          <text:p text:style-name="P31">der</text:p>
        </text:list-item>
        <text:list-item>
          <text:p text:style-name="P31">app</text:p>
        </text:list-item>
      </text:list>
      <text:p text:style-name="P5"/>
      <text:p text:style-name="P7"><text:span text:style-name="T1">3</text:span>. What does the following code print out?</text:p>
      <text:p text:style-name="P20">weather = {<text:line-break/><text:tab/>‘today’: {‘min_temp’ = 4., ‘max_temp’ = 12.},<text:line-break/><text:tab/>‘tomorrow’: {‘min_temp’ = 1., ‘max_temp’ = 9.},} <text:line-break/><text:line-break/>print(weather[‘tomorrow’][‘max_temp’])</text:p>
      <text:list xml:id="list2657648712" text:style-name="L3">
        <text:list-item>
          <text:p text:style-name="P32">4.0</text:p>
        </text:list-item>
        <text:list-item>
          <text:p text:style-name="P32">9.0</text:p>
        </text:list-item>
        <text:list-item>
          <text:p text:style-name="P32">12.0</text:p>
        </text:list-item>
        <text:list-item>
          <text:p text:style-name="P32">-3.2</text:p>
        </text:list-item>
      </text:list>
      <text:p text:style-name="P11"/>
      <text:p text:style-name="P13"><text:span text:style-name="T17">4</text:span><text:span text:style-name="T18">. Wh</text:span><text:span text:style-name="T17">ich of the following blocks of code runs without error</text:span><text:span text:style-name="T18">?</text:span></text:p>
      <text:list xml:id="list3661974683" text:style-name="L4">
        <text:list-item>
          <text:p text:style-name="P81">t = (1, 12, 4)<text:line-break/>t[1] = 10.</text:p>
          <text:p text:style-name="P82"/>
        </text:list-item>
        <text:list-item>
          <text:p text:style-name="P86">s = 'hello'<text:line-break/>s[4]='a'</text:p>
          <text:p text:style-name="P87"/>
        </text:list-item>
        <text:list-item>
          <text:p text:style-name="P86">l = [1, 12, 4]<text:line-break/>l[1] = 10.</text:p>
        </text:list-item>
      </text:list>
      <text:p text:style-name="P8"/>
      <text:p text:style-name="P8"><text:soft-page-break/><text:span text:style-name="T30">5</text:span>. What does the following code print out?</text:p>
      <text:p text:style-name="P21"><text:span text:style-name="T1">d</text:span>ef triple(x):<text:line-break/><text:tab/>t = 3*x<text:line-break/><text:tab/>print(t)<text:line-break/><text:tab/>return</text:p>
      <text:p text:style-name="P21">print(triple(7))</text:p>
      <text:list xml:id="list4059799536" text:style-name="L5">
        <text:list-item>
          <text:p text:style-name="P33">7</text:p>
        </text:list-item>
        <text:list-item>
          <text:p text:style-name="P33">21</text:p>
        </text:list-item>
        <text:list-item>
          <text:p text:style-name="P33"><text:span text:style-name="T33">21</text:span><text:line-break/>None</text:p>
        </text:list-item>
        <text:list-item>
          <text:p text:style-name="P28">21.0</text:p>
        </text:list-item>
      </text:list>
      <text:p text:style-name="P9"/>
      <text:p text:style-name="P14"><text:span text:style-name="T19">6</text:span><text:span text:style-name="T18">. </text:span><text:span text:style-name="T19">Your friend wrote the following code to find the minimum number in a list. But it keeps printing out zero, which line do you need to fix?</text:span></text:p>
      <text:p text:style-name="P22">L = [12, 3, 8, 6]<text:line-break/><text:line-break/>m = 0<text:line-break/>for num in l:<text:line-break/><text:tab/>if m &gt; num:<text:line-break/><text:tab/><text:tab/>m = num<text:line-break/>print(m)</text:p>
      <text:list xml:id="list3074172778" text:style-name="L6">
        <text:list-item>
          <text:p text:style-name="P29">m = 0</text:p>
        </text:list-item>
        <text:list-item>
          <text:p text:style-name="P29">for num in l:</text:p>
        </text:list-item>
        <text:list-item>
          <text:p text:style-name="P38"><text:tab/>if m &gt; num:</text:p>
        </text:list-item>
        <text:list-item>
          <text:p text:style-name="P38"><text:tab/><text:tab/>m = num</text:p>
        </text:list-item>
      </text:list>
      <text:p text:style-name="P10"/>
      <text:p text:style-name="P15"><text:span text:style-name="T20">7</text:span><text:span text:style-name="T18">. What </text:span><text:span text:style-name="T20">is the output of</text:span><text:span text:style-name="T18"> the following code?</text:span></text:p>
      <text:p text:style-name="P26"><text:span text:style-name="T3">l</text:span><text:span text:style-name="T2"> = []<text:line-break/>for i in range(3):<text:line-break/><text:tab/>l.append(2*i)<text:line-break/><text:tab/>print(l)</text:span></text:p>
      <text:list xml:id="list89645257" text:style-name="L7">
        <text:list-item>
          <text:p text:style-name="P66">0<text:line-break/>2<text:line-break/>6</text:p>
        </text:list-item>
        <text:list-item>
          <text:p text:style-name="P66">[0, 2, 6]</text:p>
        </text:list-item>
        <text:list-item>
          <text:p text:style-name="P66">[0, 2, 6, 8]</text:p>
        </text:list-item>
        <text:list-item>
          <text:p text:style-name="P66">[0]<text:line-break/>[0, 2]<text:line-break/>[0, 2, 6]</text:p>
        </text:list-item>
      </text:list>
      <text:p text:style-name="P12"/>
      <text:p text:style-name="P12"><text:soft-page-break/></text:p>
      <text:p text:style-name="P15"><text:span text:style-name="T20">8</text:span><text:span text:style-name="T18">. </text:span><text:span text:style-name="T20">Given a string </text:span><text:span text:style-name="T4">s="CEU PU GmbH"</text:span><text:span text:style-name="T20">, which of the following expressions equal </text:span><text:span text:style-name="T4">"PU"</text:span><text:span text:style-name="T20">? Mark all correct answers.</text:span></text:p>
      <text:list xml:id="list4065772753" text:style-name="L8">
        <text:list-item>
          <text:p text:style-name="P92">s[4:6]</text:p>
          <text:p text:style-name="P83"/>
        </text:list-item>
        <text:list-item>
          <text:p text:style-name="P88">s[4:-5]</text:p>
          <text:p text:style-name="P83"/>
        </text:list-item>
        <text:list-item>
          <text:p text:style-name="P97"><text:span text:style-name="T2">s[</text:span><text:span text:style-name="T8">-7</text:span><text:span text:style-name="T2">:-5]</text:span></text:p>
          <text:p text:style-name="P89"/>
        </text:list-item>
        <text:list-item>
          <text:p text:style-name="P93">s[-7:6]</text:p>
        </text:list-item>
      </text:list>
      <text:p text:style-name="P10"/>
      <text:p text:style-name="P10"/>
      <text:p text:style-name="P16"><text:span text:style-name="T21">9</text:span><text:span text:style-name="T18">. What </text:span><text:span text:style-name="T20">is the output of</text:span><text:span text:style-name="T18"> the following code?</text:span></text:p>
      <text:p text:style-name="P23">def dog_years(age):<text:line-break/><text:tab/>return 7*age</text:p>
      <text:p text:style-name="P23">age = 2<text:line-break/>if dog_years(age)&lt;18:<text:line-break/><text:tab/>print("Your dog is not allowed to drive.")<text:line-break/>else:<text:line-break/><text:tab/>print("Your dog is allowed to drive.")</text:p>
      <text:list xml:id="list3154733388" text:style-name="L9">
        <text:list-item>
          <text:p text:style-name="P50">Your dog is not allowed to drive.</text:p>
        </text:list-item>
        <text:list-item>
          <text:p text:style-name="P51">Your dog is allowed to drive.</text:p>
        </text:list-item>
        <text:list-item>
          <text:p text:style-name="P50">SyntaxError</text:p>
        </text:list-item>
        <text:list-item>
          <text:p text:style-name="P52">Dogs can't drive.</text:p>
        </text:list-item>
      </text:list>
      <text:p text:style-name="P25"/>
      <text:p text:style-name="P25"/>
      <text:p text:style-name="P17"><text:span text:style-name="T22">10</text:span><text:span text:style-name="T18">. </text:span><text:span text:style-name="T22">Which blocks of code run without error. </text:span><text:span text:style-name="T20">Mark all correct answers.</text:span></text:p>
      <text:list xml:id="list1702107745" text:style-name="L10">
        <text:list-item>
          <text:p text:style-name="P94">l = [1,2,3]<text:line-break/>print(l[4])</text:p>
          <text:p text:style-name="P84"/>
        </text:list-item>
        <text:list-item>
          <text:p text:style-name="P94">D = {}<text:line-break/>D["apple"] = 10</text:p>
          <text:p text:style-name="P84"/>
        </text:list-item>
        <text:list-item>
          <text:p text:style-name="P94">D = {}<text:line-break/>D[[1,8]] = "black rook"</text:p>
          <text:p text:style-name="P90"/>
        </text:list-item>
        <text:list-item>
          <text:p text:style-name="P79"><text:span text:style-name="T8">s</text:span><text:span text:style-name="T9"> = "eight"<text:line-break/>print(s[-1])</text:span></text:p>
        </text:list-item>
      </text:list>
      <text:p text:style-name="P34"/>
      <text:p text:style-name="P34"/>
      <text:p text:style-name="P34"/>
      <text:p text:style-name="P34"/>
      <text:p text:style-name="P34"><text:soft-page-break/></text:p>
      <text:p text:style-name="P18"><text:span text:style-name="T23">11</text:span><text:span text:style-name="T18">. </text:span><text:span text:style-name="T23">You measured the weight of a granny smith apple and you would like to store the weight in a variable. What is the best choice for the variable name?</text:span></text:p>
      <text:list xml:id="list3225274479" text:style-name="L11">
        <text:list-item>
          <text:p text:style-name="P30">x</text:p>
        </text:list-item>
        <text:list-item>
          <text:p text:style-name="P30">AppleWeight</text:p>
        </text:list-item>
        <text:list-item>
          <text:p text:style-name="P39">apple_weight</text:p>
        </text:list-item>
        <text:list-item>
          <text:p text:style-name="P39">apple_weight_variable</text:p>
        </text:list-item>
      </text:list>
      <text:p text:style-name="P40"/>
      <text:p text:style-name="P18"><text:span text:style-name="T23">12</text:span><text:span text:style-name="T18">. What </text:span><text:span text:style-name="T20">is the output of</text:span><text:span text:style-name="T18"> the following code?</text:span></text:p>
      <text:p text:style-name="P24">s = "python\ncourse"</text:p>
      <text:p text:style-name="P24">s.capitalize()</text:p>
      <text:p text:style-name="P24">print(s)</text:p>
      <text:list xml:id="list1041462531" text:style-name="L12">
        <text:list-item>
          <text:p text:style-name="P53"><text:span text:style-name="T32">P</text:span>ython course</text:p>
        </text:list-item>
        <text:list-item>
          <text:p text:style-name="P54">python course</text:p>
        </text:list-item>
        <text:list-item>
          <text:p text:style-name="P53">python<text:line-break/>course</text:p>
        </text:list-item>
        <text:list-item>
          <text:p text:style-name="P53">Python<text:line-break/>course</text:p>
        </text:list-item>
      </text:list>
      <text:p text:style-name="P55"/>
      <text:p text:style-name="P35"><text:span text:style-name="T23">1</text:span><text:span text:style-name="T24">3</text:span><text:span text:style-name="T18">. What </text:span><text:span text:style-name="T20">is the output of</text:span><text:span text:style-name="T18"> the following code?</text:span></text:p>
      <text:p text:style-name="P60">def add(x, y):<text:line-break/><text:tab/>total = x+y<text:line-break/><text:tab/>return total<text:line-break/><text:line-break/>total = 5<text:line-break/>z = add(4,9)<text:line-break/>print(total)</text:p>
      <text:list xml:id="list1942975409" text:style-name="L13">
        <text:list-item>
          <text:p text:style-name="P61">13</text:p>
        </text:list-item>
        <text:list-item>
          <text:p text:style-name="P62">12</text:p>
        </text:list-item>
        <text:list-item>
          <text:p text:style-name="P61">None</text:p>
        </text:list-item>
        <text:list-item>
          <text:p text:style-name="P61">5</text:p>
        </text:list-item>
      </text:list>
      <text:p text:style-name="P35"><text:span text:style-name="T23"/></text:p>
      <text:p text:style-name="P98"><text:span text:style-name="T23">1</text:span><text:span text:style-name="T24">4</text:span><text:span text:style-name="T18">. </text:span><text:span text:style-name="T24">We define the following function:</text:span></text:p>
      <text:p text:style-name="P60">def add3(x, y, z):<text:line-break/><text:tab/>total = <text:span text:style-name="T31">x+y+z</text:span><text:line-break/><text:tab/>return total</text:p>
      <text:p text:style-name="P67"><text:span text:style-name="T24">Which of the following ways to call the function is incorrect (throws an error)?</text:span></text:p>
      <text:list xml:id="list1626377234" text:style-name="L14">
        <text:list-item>
          <text:p text:style-name="P41">add3(1,2,3.3)</text:p>
        </text:list-item>
        <text:list-item>
          <text:p text:style-name="P42">add3(y=1,x=2,z=12)</text:p>
        </text:list-item>
        <text:list-item>
          <text:p text:style-name="P77"><text:span text:style-name="T10">add3(y=1,4,8)</text:span></text:p>
        </text:list-item>
        <text:list-item>
          <text:p text:style-name="P69"><text:span text:style-name="T5">add3(1,z=12,y=9)</text:span><text:span text:style-name="T10"><text:line-break/></text:span></text:p>
        </text:list-item>
      </text:list>
      <text:p text:style-name="P68"><text:span text:style-name="T23">1</text:span><text:span text:style-name="T25">5</text:span><text:span text:style-name="T18">. </text:span><text:span text:style-name="T24">W</text:span><text:span text:style-name="T25">hich of the following strings provide relative file paths? Mark all correct answers.</text:span></text:p>
      <text:list xml:id="list38300630" text:style-name="L15">
        <text:list-item>
          <text:p text:style-name="P43">"example.csv"</text:p>
        </text:list-item>
        <text:list-item>
          <text:p text:style-name="P44">"../dogs.txt"</text:p>
        </text:list-item>
        <text:list-item>
          <text:p text:style-name="P78"><text:span text:style-name="T10">"</text:span><text:span text:style-name="T2">/home/posfaim/teaching/data.csv"</text:span></text:p>
        </text:list-item>
        <text:list-item>
          <text:p text:style-name="P70"><text:span text:style-name="T6">r"C:\data\big_data.xls"</text:span></text:p>
        </text:list-item>
      </text:list>
      <text:p text:style-name="P71"><text:span text:style-name="T6"/></text:p>
      <text:p text:style-name="P71"><text:span text:style-name="T23">1</text:span><text:span text:style-name="T26">6</text:span><text:span text:style-name="T18">. </text:span><text:span text:style-name="T24">W</text:span><text:span text:style-name="T26">hat is the result of the following expression?</text:span></text:p>
      <text:p text:style-name="P73"><text:span text:style-name="T11">3 + 10**2+1 </text:span></text:p>
      <text:list xml:id="list1966242917" text:style-name="L16">
        <text:list-item>
          <text:p text:style-name="P46">101</text:p>
        </text:list-item>
        <text:list-item>
          <text:p text:style-name="P47">1003</text:p>
        </text:list-item>
        <text:list-item>
          <text:p text:style-name="P47"><text:span text:style-name="T33">1</text:span>04</text:p>
        </text:list-item>
        <text:list-item>
          <text:p text:style-name="P46">"banana"</text:p>
        </text:list-item>
      </text:list>
      <text:p text:style-name="P45"/>
      <text:p text:style-name="P71"><text:span text:style-name="T23">1</text:span><text:span text:style-name="T26">7</text:span><text:span text:style-name="T18">. </text:span><text:span text:style-name="T27">We create a dictionary with the following code:</text:span></text:p>
      <text:p text:style-name="P73"><text:span text:style-name="T12">D = {"one":1, "two":2, "three":3}</text:span><text:span text:style-name="T11"> </text:span></text:p>
      <text:p text:style-name="P72"><text:span text:style-name="T24">Which of the </text:span><text:span text:style-name="T27">lines of code </text:span><text:span text:style-name="T24">throw an error?</text:span><text:span text:style-name="T27"> Mark all correct answers.</text:span></text:p>
      <text:list xml:id="list1356603391" text:style-name="L17">
        <text:list-item>
          <text:p text:style-name="P48">D["one]</text:p>
        </text:list-item>
        <text:list-item>
          <text:p text:style-name="P49">D["four"]=5</text:p>
        </text:list-item>
        <text:list-item>
          <text:p text:style-name="P49">D[["one","two"]] = [1,2]</text:p>
        </text:list-item>
        <text:list-item>
          <text:p text:style-name="P49">D[("one","two")] = [1,2]</text:p>
        </text:list-item>
      </text:list>
      <text:p text:style-name="P45"/>
      <text:p text:style-name="P99"><text:span text:style-name="T23">1</text:span><text:span text:style-name="T27">8</text:span><text:span text:style-name="T18">. What </text:span><text:span text:style-name="T20">is the output of</text:span><text:span text:style-name="T18"> the following code?</text:span></text:p>
      <text:p text:style-name="P56">s = <text:span text:style-name="T34">r</text:span>"python\ncourse"</text:p>
      <text:p text:style-name="P56">s.capitalize()</text:p>
      <text:p text:style-name="P56">print(s)</text:p>
      <text:list xml:id="list724718226" text:style-name="L19">
        <text:list-item>
          <text:p text:style-name="P57"><text:span text:style-name="T32">P</text:span>ython course</text:p>
        </text:list-item>
        <text:list-item>
          <text:p text:style-name="P58">python course</text:p>
        </text:list-item>
        <text:list-item>
          <text:p text:style-name="P57">python<text:line-break/>course</text:p>
        </text:list-item>
        <text:list-item>
          <text:p text:style-name="P75"><text:span text:style-name="T13">Python<text:line-break/>course</text:span></text:p>
        </text:list-item>
      </text:list>
      <text:p text:style-name="P74"><text:span text:style-name="T13"/></text:p>
      <text:p text:style-name="P74"><text:span text:style-name="T23">1</text:span><text:span text:style-name="T27">9</text:span><text:span text:style-name="T18">. </text:span><text:span text:style-name="T27">Which are correct ways to import and run the </text:span><text:span text:style-name="T7">sqrt</text:span><text:span text:style-name="T27"> function from the </text:span><text:span text:style-name="T7">math</text:span><text:span text:style-name="T27"> module?</text:span><text:span text:style-name="T28"> Mark all correct answers.</text:span></text:p>
      <text:list xml:id="list77393430" text:style-name="L18">
        <text:list-item>
          <text:p text:style-name="P95">import math as ma<text:line-break/>x = ma.sqrt(5)</text:p>
          <text:p text:style-name="P85"/>
        </text:list-item>
        <text:list-item>
          <text:p text:style-name="P95">import math<text:line-break/>x = math.sqrt(5)</text:p>
          <text:p text:style-name="P85"/>
        </text:list-item>
        <text:list-item>
          <text:p text:style-name="P96">from math import sqrt<text:line-break/>x = sqrt(5)</text:p>
          <text:p text:style-name="P91"/>
        </text:list-item>
        <text:list-item>
          <text:p text:style-name="P80"><text:span text:style-name="T14">from math import </text:span><text:span text:style-name="T15">*</text:span><text:span text:style-name="T14"><text:line-break/>x = sqrt(5)</text:span></text:p>
        </text:list-item>
      </text:list>
      <text:p text:style-name="P36"><text:span text:style-name="T23"/></text:p>
      <text:p text:style-name="P36"><text:span text:style-name="T29">20</text:span><text:span text:style-name="T18">. What </text:span><text:span text:style-name="T20">is the output of</text:span><text:span text:style-name="T18"> the following code?</text:span></text:p>
      <text:p text:style-name="P63">ratings = {"apple":3, "pear":2, "sandwich":5}<text:line-break/>for x in ratings:<text:line-break/><text:tab/>print(x)</text:p>
      <text:list xml:id="list2338132756" text:style-name="L20">
        <text:list-item>
          <text:p text:style-name="P64">3<text:line-break/>2<text:line-break/>5</text:p>
        </text:list-item>
        <text:list-item>
          <text:p text:style-name="P65">3<text:line-break/>2<text:line-break/>1</text:p>
        </text:list-item>
        <text:list-item>
          <text:p text:style-name="P64">apple<text:line-break/>pear<text:line-break/>sandwich</text:p>
        </text:list-item>
        <text:list-item>
          <text:p text:style-name="P76"><text:span text:style-name="T16">("apple",3)<text:line-break/>("pear",2)<text:line-break/>("sandwich",5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12T06:56:31.885010545</meta:creation-date>
    <dc:date>2025-11-18T17:18:25.800568952</dc:date>
    <meta:editing-duration>PT52M23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6" meta:paragraph-count="122" meta:word-count="703" meta:character-count="3671" meta:non-whitespace-character-count="3140"/>
  </office:meta>
</office:document-meta>
</file>